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7a56" officeooo:paragraph-rsid="00057a56"/>
    </style:style>
    <style:style style:name="P2" style:family="paragraph" style:parent-style-name="Standard" style:list-style-name="L1">
      <style:text-properties officeooo:rsid="00057a56" officeooo:paragraph-rsid="00057a56"/>
    </style:style>
    <style:style style:name="P3" style:family="paragraph" style:parent-style-name="Standard" style:list-style-name="L1">
      <style:text-properties officeooo:rsid="00057a56" officeooo:paragraph-rsid="00061784"/>
    </style:style>
    <style:style style:name="P4" style:family="paragraph" style:parent-style-name="Standard" style:list-style-name="L2">
      <style:text-properties officeooo:rsid="00057a56" officeooo:paragraph-rsid="00057a56"/>
    </style:style>
    <style:style style:name="P5" style:family="paragraph" style:parent-style-name="Standard" style:list-style-name="L3">
      <style:text-properties officeooo:rsid="00057a56" officeooo:paragraph-rsid="00057a56"/>
    </style:style>
    <style:style style:name="P6" style:family="paragraph" style:parent-style-name="Standard" style:list-style-name="L4">
      <style:text-properties officeooo:rsid="00057a56" officeooo:paragraph-rsid="00057a56"/>
    </style:style>
    <style:style style:name="P7" style:family="paragraph" style:parent-style-name="Standard" style:list-style-name="L5">
      <style:text-properties officeooo:rsid="00057a56" officeooo:paragraph-rsid="00057a56"/>
    </style:style>
    <style:style style:name="P8" style:family="paragraph" style:parent-style-name="Standard" style:list-style-name="L6">
      <style:text-properties officeooo:rsid="00057a56" officeooo:paragraph-rsid="00061784"/>
    </style:style>
    <style:style style:name="P9" style:family="paragraph" style:parent-style-name="Standard" style:list-style-name="L7">
      <style:text-properties officeooo:rsid="00057a56" officeooo:paragraph-rsid="00061784"/>
    </style:style>
    <style:style style:name="P10" style:family="paragraph" style:parent-style-name="Standard" style:list-style-name="L8">
      <style:text-properties officeooo:rsid="00057a56" officeooo:paragraph-rsid="00061784"/>
    </style:style>
    <style:style style:name="P11" style:family="paragraph" style:parent-style-name="Standard" style:list-style-name="L9">
      <style:text-properties officeooo:rsid="00057a56" officeooo:paragraph-rsid="00061784"/>
    </style:style>
    <style:style style:name="P12" style:family="paragraph" style:parent-style-name="Standard">
      <style:text-properties officeooo:rsid="00057a56" officeooo:paragraph-rsid="00061784"/>
    </style:style>
    <style:style style:name="P13" style:family="paragraph" style:parent-style-name="Standard" style:list-style-name="L10">
      <style:text-properties officeooo:rsid="00057a56" officeooo:paragraph-rsid="00061784"/>
    </style:style>
    <style:style style:name="P14" style:family="paragraph" style:parent-style-name="Standard" style:list-style-name="L11">
      <style:text-properties officeooo:rsid="00057a56" officeooo:paragraph-rsid="00061784"/>
    </style:style>
    <style:style style:name="P15" style:family="paragraph" style:parent-style-name="Standard" style:list-style-name="L12">
      <style:text-properties officeooo:rsid="00057a56" officeooo:paragraph-rsid="00061784"/>
    </style:style>
    <style:style style:name="P16" style:family="paragraph" style:parent-style-name="Standard" style:list-style-name="L13">
      <style:text-properties officeooo:rsid="00057a56" officeooo:paragraph-rsid="000617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ixed list:</text:p>
      <text:list xml:id="list3692155121" text:style-name="L1">
        <text:list-item>
          <text:p text:style-name="P3">AAA</text:p>
        </text:list-item>
        <text:list-item>
          <text:p text:style-name="P3">BBB</text:p>
        </text:list-item>
        <text:list-item>
          <text:p text:style-name="P3">CCC</text:p>
        </text:list-item>
      </text:list>
      <text:list xml:id="list1684147095" text:style-name="L10">
        <text:list-item>
          <text:list>
            <text:list-item>
              <text:p text:style-name="P13">111</text:p>
            </text:list-item>
            <text:list-item>
              <text:p text:style-name="P13">222</text:p>
            </text:list-item>
            <text:list-item>
              <text:p text:style-name="P13">333</text:p>
            </text:list-item>
          </text:list>
        </text:list-item>
      </text:list>
      <text:list xml:id="list145040752313253" text:continue-list="list3692155121" text:style-name="L1">
        <text:list-item>
          <text:list>
            <text:list-item>
              <text:list>
                <text:list-item>
                  <text:p text:style-name="P3">AAA</text:p>
                </text:list-item>
                <text:list-item>
                  <text:p text:style-name="P3">BBB</text:p>
                </text:list-item>
              </text:list>
            </text:list-item>
          </text:list>
        </text:list-item>
      </text:list>
      <text:list xml:id="list307108389" text:style-name="L11">
        <text:list-item>
          <text:list>
            <text:list-item>
              <text:list>
                <text:list-item>
                  <text:list>
                    <text:list-item>
                      <text:p text:style-name="P14">111</text:p>
                    </text:list-item>
                    <text:list-item>
                      <text:p text:style-name="P14">222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8T09:18:21.341603165</meta:creation-date>
    <dc:date>2019-10-28T14:50:39.399893551</dc:date>
    <meta:editing-duration>PT2H10M55S</meta:editing-duration>
    <meta:editing-cycles>2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1" meta:word-count="22" meta:character-count="56" meta:non-whitespace-character-count="55"/>
  </office:meta>
</office:document-meta>
</file>